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ConsumerProcessor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ConsumerProcessor.StandardConsumerProcessor( Jms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onsumerProcessor.doInit( InitialContext c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ConsumerProcessor.process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onsumerProcessor.onMessage( final Message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tandardConsumerProcesso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onsumerProcessor.do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ConsumerProcessor.do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ConsumerProcessor.pol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